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7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4cm" svg:y1="12.5cm" svg:x2="7.861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ut Duregger</meta:initial-creator>
    <meta:creation-date>2011-05-13T08:57:38</meta:creation-date>
    <dc:date>2011-05-31T18:24:14</dc:date>
    <dc:creator>Helmut Duregger</dc:creator>
    <meta:editing-duration>PT01H13M06S</meta:editing-duration>
    <meta:editing-cycles>3</meta:editing-cycles>
    <meta:generator>OpenOffice.org/3.2$Unix OpenOffice.org_project/320m19$Build-9505</meta:generator>
    <meta:document-statistic meta:object-count="2"/>
  </office:meta>
</office:document-meta>
</file>